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24pt solid #000000"/>
    </style:style>
    <style:style style:name="ce2" style:family="table-cell" style:parent-style-name="Default">
      <style:table-cell-properties fo:border-bottom="none" fo:border-left="2.24pt solid #000000" fo:border-right="none" fo:border-top="none"/>
    </style:style>
    <style:style style:name="ce3" style:family="table-cell" style:parent-style-name="Default">
      <style:table-cell-properties fo:border-bottom="2.24pt solid #000000" fo:border-left="2.2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2.24pt solid #000000"/>
    </style:style>
    <style:style style:name="ce5" style:family="table-cell" style:parent-style-name="Default">
      <style:table-cell-properties fo:border-bottom="2.2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none" fo:border-right="1.5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1.5pt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justify" fo:margin-left="0in"/>
    </style:style>
    <style:style style:name="ce9" style:family="table-cell" style:parent-style-name="Default">
      <style:table-cell-properties fo:border-bottom="2.24pt solid #000000" fo:border-left="none" fo:border-right="none" fo:border-top="none"/>
    </style:style>
    <style:style style:name="ce12" style:family="table-cell" style:parent-style-name="Default">
      <style:table-cell-properties fo:border-bottom="none" fo:wrap-option="wrap" fo:border-left="none" fo:border-right="1.5pt solid #000000" fo:border-top="non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2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2.24pt solid #000000" fo:border-top="2.24pt solid #000000"/>
    </style:style>
    <style:style style:name="ce15" style:family="table-cell" style:parent-style-name="Default">
      <style:table-cell-properties fo:border-bottom="none" fo:border-left="none" fo:border-right="2.24pt solid #000000" fo:border-top="none"/>
    </style:style>
    <style:style style:name="ce16" style:family="table-cell" style:parent-style-name="Default">
      <style:table-cell-properties fo:border-bottom="2.24pt solid #000000" fo:border-left="none" fo:border-right="2.2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1945in" svg:height="3.4819in" svg:x="9.7996in" svg:y="0.1996in">
            <draw:object draw:notify-on-update-of-ranges="Sheet1.C4:Sheet1.C7 Sheet1.D3:Sheet1.D3 Sheet1.D4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217in" svg:height="3.4996in" svg:x="9.7772in" svg:y="7.739in">
            <draw:object draw:notify-on-update-of-ranges="Sheet1.C43:Sheet1.C45 Sheet1.D42:Sheet1.D42 Sheet1.D43:Sheet1.D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5"/>
        <table:table-column table:style-name="co1" table:number-columns-repeated="23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IT-Sicherheit</text:p>
          </table:table-cell>
          <table:table-cell table:style-name="ce4" table:number-columns-repeated="2"/>
          <table:table-cell table:style-name="ce14"/>
          <table:table-cell/>
          <table:table-cell table:style-name="ce1" office:value-type="string" calcext:value-type="string">
            <text:p>Botnetze</text:p>
          </table:table-cell>
          <table:table-cell table:style-name="ce4" table:number-columns-repeated="2"/>
          <table:table-cell table:style-name="ce14"/>
          <table:table-cell table:number-columns-repeated="9"/>
          <table:table-cell>
            <draw:frame draw:z-index="10" draw:style-name="gr1" draw:text-style-name="P1" svg:width="6.2201in" svg:height="3.5004in" svg:x="0.0004in" svg:y="0in">
              <draw:object draw:notify-on-update-of-ranges="Sheet1.C10:Sheet1.C11 Sheet1.D9:Sheet1.D9 Sheet1.D10:Sheet1.D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draw:z-index="3" draw:style-name="gr1" draw:text-style-name="P1" svg:width="6.2217in" svg:height="3.4996in" svg:x="0.0004in" svg:y="0in">
              <draw:object draw:notify-on-update-of-ranges="Sheet1.C14:Sheet1.C17 Sheet1.D13:Sheet1.D13 Sheet1.D14:Sheet1.D1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2">
          <table:table-cell table:number-columns-repeated="2"/>
          <table:table-cell table:style-name="ce5" office:value-type="string" calcext:value-type="string">
            <text:p>Aktualisieren Sie ihren PC oder ihr Smartphone sobald eine neue Software-Version (Updates) erscheint? </text:p>
          </table:table-cell>
          <table:table-cell table:style-name="ce9"/>
          <table:table-cell table:number-columns-repeated="2"/>
          <table:table-cell table:style-name="ce2"/>
          <table:table-cell table:style-name="ce5" office:value-type="string" calcext:value-type="string">
            <text:p>Haben Sie schon einmal von Botnetzen gehört? </text:p>
          </table:table-cell>
          <table:table-cell table:style-name="ce9"/>
          <table:table-cell table:style-name="ce15"/>
          <table:table-cell table:number-columns-repeated="18"/>
        </table:table-row>
        <table:table-row table:style-name="ro2">
          <table:table-cell table:number-columns-repeated="2"/>
          <table:table-cell table:style-name="ce6" office:value-type="string" calcext:value-type="string">
            <text:p>Nein, ist mir nicht so wichtig 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/>
          <table:table-cell table:style-name="ce7" office:value-type="string" calcext:value-type="string">
            <text:p>Ja</text:p>
          </table:table-cell>
          <table:table-cell office:value-type="float" office:value="38" calcext:value-type="float">
            <text:p>38</text:p>
          </table:table-cell>
          <table:table-cell table:style-name="ce15"/>
          <table:table-cell table:number-columns-repeated="18"/>
        </table:table-row>
        <table:table-row table:style-name="ro1">
          <table:table-cell table:number-columns-repeated="2"/>
          <table:table-cell table:style-name="ce6" office:value-type="string" calcext:value-type="string">
            <text:p>Eher nicht 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/>
          <table:table-cell table:style-name="ce7" office:value-type="string" calcext:value-type="string">
            <text:p>Nein</text:p>
          </table:table-cell>
          <table:table-cell office:value-type="float" office:value="32" calcext:value-type="float">
            <text:p>32</text:p>
          </table:table-cell>
          <table:table-cell table:style-name="ce15"/>
          <table:table-cell table:number-columns-repeated="18"/>
        </table:table-row>
        <table:table-row table:style-name="ro2">
          <table:table-cell table:number-columns-repeated="2"/>
          <table:table-cell table:style-name="ce7" office:value-type="string" calcext:value-type="string">
            <text:p>Schon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"/>
          <table:table-cell table:number-columns-repeated="2"/>
          <table:table-cell table:style-name="ce15"/>
          <table:table-cell table:number-columns-repeated="18"/>
        </table:table-row>
        <table:table-row table:style-name="ro2">
          <table:table-cell table:number-columns-repeated="2"/>
          <table:table-cell table:style-name="ce7" office:value-type="string" calcext:value-type="string">
            <text:p>Ja, ich achte sehr darauf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"/>
          <table:table-cell table:style-name="ce5" office:value-type="string" calcext:value-type="string">
            <text:p>Was denken Sie machen Botnetze? </text:p>
          </table:table-cell>
          <table:table-cell table:style-name="ce9"/>
          <table:table-cell table:style-name="ce15"/>
          <table:table-cell table:number-columns-repeated="18"/>
        </table:table-row>
        <table:table-row table:style-name="ro2">
          <table:table-cell table:number-columns-repeated="6"/>
          <table:table-cell table:style-name="ce2"/>
          <table:table-cell table:style-name="ce7" office:value-type="string" calcext:value-type="string">
            <text:p>Botnetze kontrollieren Roboter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18"/>
        </table:table-row>
        <table:table-row table:style-name="ro2">
          <table:table-cell table:number-columns-repeated="2"/>
          <table:table-cell table:style-name="ce5" office:value-type="string" calcext:value-type="string">
            <text:p>Haben Sie sich schon einmal bewusst mit Phishing / Fake News / unseriösen Seiten befasst? </text:p>
          </table:table-cell>
          <table:table-cell table:style-name="ce9"/>
          <table:table-cell table:number-columns-repeated="2"/>
          <table:table-cell table:style-name="ce2"/>
          <table:table-cell table:style-name="ce7" office:value-type="string" calcext:value-type="string">
            <text:p>Botnetze besitzen künstliche Intelligenz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number-columns-repeated="18"/>
        </table:table-row>
        <table:table-row table:style-name="ro1">
          <table:table-cell table:number-columns-repeated="2"/>
          <table:table-cell table:style-name="ce8" office:value-type="string" calcext:value-type="string">
            <text:p>Ja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2"/>
          <table:table-cell table:style-name="ce7" office:value-type="string" calcext:value-type="string">
            <text:p>Botnetze nutzen infizierte PCs um Rechenleistung zu stehlen</text:p>
          </table:table-cell>
          <table:table-cell office:value-type="float" office:value="43" calcext:value-type="float">
            <text:p>43</text:p>
          </table:table-cell>
          <table:table-cell table:style-name="ce1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Nein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2"/>
          <table:table-cell table:style-name="ce7" office:value-type="string" calcext:value-type="string">
            <text:p>Botnetze sind gesteuerte physikalische Verbindungen zwischen PCs</text:p>
          </table:table-cell>
          <table:table-cell office:value-type="float" office:value="11" calcext:value-type="float">
            <text:p>11</text:p>
          </table:table-cell>
          <table:table-cell table:style-name="ce15"/>
          <table:table-cell table:number-columns-repeated="18"/>
        </table:table-row>
        <table:table-row table:style-name="ro1">
          <table:table-cell table:number-columns-repeated="6"/>
          <table:table-cell table:style-name="ce2"/>
          <table:table-cell table:style-name="ce7" office:value-type="string" calcext:value-type="string">
            <text:p>Ich möchte keine Vermutung abgeben</text:p>
          </table:table-cell>
          <table:table-cell office:value-type="float" office:value="10" calcext:value-type="float">
            <text:p>10</text:p>
          </table:table-cell>
          <table:table-cell table:style-name="ce15"/>
          <table:table-cell table:number-columns-repeated="18"/>
        </table:table-row>
        <table:table-row table:style-name="ro1">
          <table:table-cell table:number-columns-repeated="2"/>
          <table:table-cell table:style-name="ce9" office:value-type="string" calcext:value-type="string">
            <text:p>Mit wie viel Aufmerksamkeit reagieren Sie auf Phishing Mails / unseriöse Webseiten?</text:p>
          </table:table-cell>
          <table:table-cell table:style-name="ce9" office:value-type="string" calcext:value-type="string">
            <text:p><text:s/></text:p>
          </table:table-cell>
          <table:table-cell table:number-columns-repeated="2"/>
          <table:table-cell table:style-name="ce2"/>
          <table:table-cell table:number-columns-repeated="2"/>
          <table:table-cell table:style-name="ce15"/>
          <table:table-cell table:number-columns-repeated="18"/>
        </table:table-row>
        <table:table-row table:style-name="ro2">
          <table:table-cell table:number-columns-repeated="2"/>
          <table:table-cell table:style-name="ce7" office:value-type="string" calcext:value-type="string">
            <text:p>Ich achte nicht auf Seriösität bei E-Mails oder Webseit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/>
          <table:table-cell table:style-name="ce11" office:value-type="string" calcext:value-type="string">
            <text:p>Was können Sie tun, falls Sie Teil eines Botnetzes sind?</text:p>
          </table:table-cell>
          <table:table-cell table:style-name="ce9"/>
          <table:table-cell table:style-name="ce15"/>
          <table:table-cell table:number-columns-repeated="18"/>
        </table:table-row>
        <table:table-row table:style-name="ro2">
          <table:table-cell table:number-columns-repeated="2"/>
          <table:table-cell table:style-name="ce6" office:value-type="string" calcext:value-type="string">
            <text:p>Ich erkenne Spam in E-Mails oder auf Webseiten 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"/>
          <table:table-cell table:style-name="ce7" office:value-type="string" calcext:value-type="string">
            <text:p>Internetkabel austauschen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Ich erkenne Spa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/>
          <table:table-cell table:style-name="ce7" office:value-type="string" calcext:value-type="string">
            <text:p>Einmal PC neu starten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Ich lösche verdächtige Mails ohne sie zu öffnen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2"/>
          <table:table-cell table:style-name="ce7" office:value-type="string" calcext:value-type="string">
            <text:p>Sie können gar nichts tun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8"/>
        </table:table-row>
        <table:table-row table:style-name="ro1">
          <table:table-cell table:number-columns-repeated="6"/>
          <table:table-cell table:style-name="ce2"/>
          <table:table-cell table:style-name="ce7" office:value-type="string" calcext:value-type="string">
            <text:p>Den PC neu aufsetzen</text:p>
          </table:table-cell>
          <table:table-cell office:value-type="float" office:value="51" calcext:value-type="float">
            <text:p>51</text:p>
          </table:table-cell>
          <table:table-cell table:style-name="ce15"/>
          <table:table-cell table:number-columns-repeated="18"/>
        </table:table-row>
        <table:table-row table:style-name="ro1">
          <table:table-cell table:number-columns-repeated="2"/>
          <table:table-cell table:style-name="ce9" office:value-type="string" calcext:value-type="string">
            <text:p>Haben Sie eine oder mehrere der folgenden Trainings zu Phishing Mails / unseriösen Webseiten etc. durchlaufen?</text:p>
          </table:table-cell>
          <table:table-cell table:style-name="ce9" office:value-type="string" calcext:value-type="string">
            <text:p><text:s/></text:p>
          </table:table-cell>
          <table:table-cell table:number-columns-repeated="2"/>
          <table:table-cell table:style-name="ce2"/>
          <table:table-cell table:style-name="ce7" office:value-type="string" calcext:value-type="string">
            <text:p>Ich möchte keine Vermutung abgeben</text:p>
          </table:table-cell>
          <table:table-cell office:value-type="float" office:value="14" calcext:value-type="float">
            <text:p>14</text:p>
          </table:table-cell>
          <table:table-cell table:style-name="ce1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Belehrung (Präsenz oder Video)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2"/>
          <table:table-cell table:number-columns-repeated="2"/>
          <table:table-cell table:style-name="ce15"/>
          <table:table-cell table:number-columns-repeated="18"/>
        </table:table-row>
        <table:table-row table:style-name="ro2">
          <table:table-cell table:number-columns-repeated="2"/>
          <table:table-cell table:style-name="ce7" office:value-type="string" calcext:value-type="string">
            <text:p>Belehrung (Text)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2"/>
          <table:table-cell table:style-name="ce11" office:value-type="string" calcext:value-type="string">
            <text:p>Denken Sie, Sie sind oder waren schon einmal Teil eines Botnetzes? </text:p>
          </table:table-cell>
          <table:table-cell table:style-name="ce9"/>
          <table:table-cell table:style-name="ce15"/>
          <table:table-cell/>
          <table:table-cell>
            <draw:frame draw:z-index="11" draw:style-name="gr1" draw:text-style-name="P1" svg:width="6.2217in" svg:height="3.4996in" svg:x="0.0004in" svg:y="0.1874in">
              <draw:object draw:notify-on-update-of-ranges="Sheet1.C20:Sheet1.C24 Sheet1.D19:Sheet1.D19 Sheet1.D20:Sheet1.D2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draw:z-index="12" draw:style-name="gr1" draw:text-style-name="P1" svg:width="6.2217in" svg:height="3.4996in" svg:x="0.0008in" svg:y="0.1874in">
              <draw:object draw:notify-on-update-of-ranges="Sheet1.C33:Sheet1.C35 Sheet1.D32:Sheet1.D32 Sheet1.D33:Sheet1.D3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 office:value-type="string" calcext:value-type="string">
            <text:p>Quiz / Test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/>
          <table:table-cell table:style-name="ce7" office:value-type="string" calcext:value-type="string">
            <text:p>Ja</text:p>
          </table:table-cell>
          <table:table-cell office:value-type="float" office:value="9" calcext:value-type="float">
            <text:p>9</text:p>
          </table:table-cell>
          <table:table-cell table:style-name="ce15"/>
          <table:table-cell table:number-columns-repeated="17"/>
          <table:table-cell>
            <draw:frame draw:z-index="4" draw:style-name="gr1" draw:text-style-name="P1" svg:width="6.2217in" svg:height="3.4996in" svg:x="0.0004in" svg:y="0.0039in">
              <draw:object draw:notify-on-update-of-ranges="Sheet1.C38:Sheet1.C40 Sheet1.D37:Sheet1.D37 Sheet1.D38:Sheet1.D4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Probevorfall (z.B. Mail)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/>
          <table:table-cell table:style-name="ce7" office:value-type="string" calcext:value-type="string">
            <text:p>Nein</text:p>
          </table:table-cell>
          <table:table-cell office:value-type="float" office:value="61" calcext:value-type="float">
            <text:p>61</text:p>
          </table:table-cell>
          <table:table-cell table:style-name="ce1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Ich habe nichts in dieser Art gemacht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3"/>
          <table:table-cell table:style-name="ce9" table:number-columns-repeated="2"/>
          <table:table-cell table:style-name="ce16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eitere Angaben: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Nervige Pflicht E-Trainings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4"/>
        </table:table-row>
        <table:table-row table:style-name="ro2">
          <table:table-cell table:number-columns-repeated="2"/>
          <table:table-cell table:style-name="ce12" office:value-type="string" calcext:value-type="string">
            <text:p>Berufserfahrung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Analyse von Phishing Mails um die gentutzetn Tricks zu kannen → Risiken sind besser erkennbar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Umfrage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Studium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2">
          <table:table-cell table:number-columns-repeated="2"/>
          <table:table-cell table:style-name="ce11" office:value-type="string" calcext:value-type="string">
            <text:p>Wie streng sind die Sicherheitseinstellungen ihres Browsers? </text:p>
          </table:table-cell>
          <table:table-cell table:style-name="ce9"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Standard</text:p>
          </table:table-cell>
          <table:table-cell office:value-type="float" office:value="43" calcext:value-type="float">
            <text:p>4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Benutzerdefiniert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Streng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2">
          <table:table-cell table:number-columns-repeated="2"/>
          <table:table-cell table:style-name="ce11" office:value-type="string" calcext:value-type="string">
            <text:p>Wie streng sind die Sicherheitseinstellungen Ihres E-Mailprogramms? </text:p>
          </table:table-cell>
          <table:table-cell table:style-name="ce9"/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Standard</text:p>
          </table:table-cell>
          <table:table-cell office:value-type="float" office:value="50" calcext:value-type="float">
            <text:p>5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Benutzerdefiniert</text:p>
          </table:table-cell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Streng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table:style-name="ce9" office:value-type="string" calcext:value-type="string">
            <text:p>Benutzen Sie Sicherheits-Plugins für Ihre Anwendungen?</text:p>
          </table:table-cell>
          <table:table-cell table:style-name="ce9"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>
            <draw:frame draw:z-index="2" draw:style-name="gr1" draw:text-style-name="P1" svg:width="6.2217in" svg:height="3.4996in" svg:x="0.0004in" svg:y="0.0051in">
              <draw:object draw:notify-on-update-of-ranges="Sheet1.C48:Sheet1.C50 Sheet1.D47:Sheet1.D47 Sheet1.D48:Sheet1.D5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draw:z-index="5" draw:style-name="gr1" draw:text-style-name="P1" svg:width="6.2217in" svg:height="3.4996in" svg:x="0.0004in" svg:y="0.0012in">
              <draw:object draw:notify-on-update-of-ranges="Sheet1.C53:Sheet1.C54 Sheet1.D52:Sheet1.D52 Sheet1.D53:Sheet1.D54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2">
          <table:table-cell table:number-columns-repeated="2"/>
          <table:table-cell table:style-name="ce12" office:value-type="string" calcext:value-type="string">
            <text:p>Wenn es sich anbietet 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Immer</text:p>
          </table:table-cell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2">
          <table:table-cell table:number-columns-repeated="2"/>
          <table:table-cell table:style-name="ce11" office:value-type="string" calcext:value-type="string">
            <text:p>Überprüfen Sie den Status Ihres Virenschutzes? </text:p>
          </table:table-cell>
          <table:table-cell table:style-name="ce9"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Nie</text:p>
          </table:table-cell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Hin und wieder</text:p>
          </table:table-cell>
          <table:table-cell office:value-type="float" office:value="39" calcext:value-type="float">
            <text:p>39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Mach ich regulär</text:p>
          </table:table-cell>
          <table:table-cell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2">
          <table:table-cell table:number-columns-repeated="2"/>
          <table:table-cell table:style-name="ce11" office:value-type="string" calcext:value-type="string">
            <text:p>Verwenden Sie einen kommerziellen Virenschutz? </text:p>
          </table:table-cell>
          <table:table-cell table:style-name="ce9"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Ja</text:p>
          </table:table-cell>
          <table:table-cell office:value-type="float" office:value="33" calcext:value-type="float">
            <text:p>3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7" office:value-type="string" calcext:value-type="string">
            <text:p>Nein</text:p>
          </table:table-cell>
          <table:table-cell office:value-type="float" office:value="37" calcext:value-type="float">
            <text:p>37</text:p>
          </table:table-cell>
          <table:table-cell table:number-columns-repeated="24"/>
        </table:table-row>
        <table:table-row table:style-name="ro1">
          <table:table-cell/>
          <table:table-cell table:style-name="ce3"/>
          <table:table-cell table:style-name="ce9" table:number-columns-repeated="2"/>
          <table:table-cell table:style-name="ce16"/>
          <table:table-cell table:number-columns-repeated="23"/>
        </table:table-row>
        <table:table-row table:style-name="ro1" table:number-rows-repeated="13">
          <table:table-cell/>
          <table:table-cell table:style-name="Default"/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>
            <draw:frame draw:z-index="6" draw:style-name="gr1" draw:text-style-name="P1" svg:width="6.2217in" svg:height="3.4996in" svg:x="0.0004in" svg:y="0.1736in">
              <draw:object draw:notify-on-update-of-ranges="Sheet1.H4:Sheet1.H5 Sheet1.I3:Sheet1.I3 Sheet1.I4:Sheet1.I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7"/>
          <table:table-cell>
            <draw:frame draw:z-index="7" draw:style-name="gr1" draw:text-style-name="P1" svg:width="6.2217in" svg:height="3.4996in" svg:x="0.0004in" svg:y="0.1736in">
              <draw:object draw:notify-on-update-of-ranges="Sheet1.H8:Sheet1.H12 Sheet1.I7:Sheet1.I7 Sheet1.I8:Sheet1.I1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>
            <draw:frame draw:z-index="8" draw:style-name="gr1" draw:text-style-name="P1" svg:width="6.2217in" svg:height="3.4996in" svg:x="0.0004in" svg:y="0.1736in">
              <draw:object draw:notify-on-update-of-ranges="Sheet1.H15:Sheet1.H19 Sheet1.I14:Sheet1.I14 Sheet1.I15:Sheet1.I19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1" table:number-rows-repeated="20">
          <table:table-cell/>
          <table:table-cell table:style-name="Default"/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>
            <draw:frame draw:z-index="9" draw:style-name="gr1" draw:text-style-name="P1" svg:width="6.2217in" svg:height="3.4996in" svg:x="0.0004in" svg:y="0.1681in">
              <draw:object draw:notify-on-update-of-ranges="Sheet1.H22:Sheet1.H23 Sheet1.I21:Sheet1.I21 Sheet1.I22:Sheet1.I23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8T21:09:57.058000000</dc:date>
    <meta:editing-duration>PT20H17M14S</meta:editing-duration>
    <meta:editing-cycles>5</meta:editing-cycles>
    <meta:generator>LibreOffice/7.5.1.2$Windows_X86_64 LibreOffice_project/fcbaee479e84c6cd81291587d2ee68cba099e129</meta:generator>
    <meta:document-statistic meta:table-count="1" meta:cell-count="119" meta:object-count="1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 chart:label-position="center"/>
      <style:graphic-properties draw:fill-color="#004586"/>
    </style:style>
    <style:style style:name="ch10" style:family="chart">
      <style:chart-properties chart:solid-type="cuboid" chart:symbol-type="named-symbol" chart:symbol-name="square" chart:symbol-width="0.25cm" chart:symbol-height="0.25cm" chart:label-position="center"/>
      <style:graphic-properties draw:fill-color="#ff420e"/>
    </style:style>
    <style:style style:name="ch11" style:family="chart">
      <style:chart-properties chart:solid-type="cuboid" chart:symbol-type="named-symbol" chart:symbol-name="square" chart:symbol-width="0.25cm" chart:symbol-height="0.25cm" chart:label-position="center"/>
      <style:graphic-properties draw:fill-color="#ffd320"/>
    </style:style>
    <style:style style:name="ch12" style:family="chart">
      <style:chart-properties chart:solid-type="cuboid" chart:symbol-type="named-symbol" chart:symbol-name="square" chart:symbol-width="0.25cm" chart:symbol-height="0.25cm" chart:label-position="center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35cm" svg:height="8.845cm" xlink:href=".." xlink:type="simple" chart:class="chart:ring" chart:style-name="ch1">
        <chart:title svg:x="1.923cm" svg:y="0.311cm" chart:style-name="ch2">
          <text:p>Aktualisieren Sie ihren PC oder ihr Smartphone sobald eine neue Software-Version (Updates) erscheint? </text:p>
        </chart:title>
        <chart:legend chart:legend-position="end" svg:x="10.535cm" svg:y="3.376cm" style:legend-expansion="high" chart:style-name="ch3"/>
        <chart:plot-area chart:style-name="ch4" table:cell-range-address="Sheet1.C3:Sheet1.D7" chart:data-source-has-labels="both" svg:x="0.314cm" svg:y="1.77cm" svg:width="9.907cm" svg:height="6.899cm">
          <chart:coordinate-region svg:x="1.818cm" svg:y="1.771cm" svg:width="6.898cm" svg:height="6.898cm"/>
          <chart:axis chart:dimension="x" chart:name="primary-x" chart:style-name="ch5" chartooo:axis-type="auto">
            <chartooo:date-scale/>
            <chart:categories table:cell-range-address="Sheet1.C4:Sheet1.C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4:Sheet1.D7" chart:label-cell-address="Sheet1.D3:Sheet1.D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in, ist mir nicht so wichtig </text:p>
                <draw:g>
                  <svg:desc>Sheet1.C4:Sheet1.C7</svg:desc>
                </draw:g>
              </table:table-cell>
              <table:table-cell office:value-type="float" office:value="3">
                <text:p>3</text:p>
                <draw:g>
                  <svg:desc>Sheet1.D4:Sheet1.D7</svg:desc>
                </draw:g>
              </table:table-cell>
            </table:table-row>
            <table:table-row>
              <table:table-cell office:value-type="string">
                <text:p>Eher nicht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cho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Ja, ich achte sehr darauf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4cm" svg:height="8.89cm" xlink:href=".." xlink:type="simple" chart:class="chart:ring" chart:style-name="ch1">
        <chart:title svg:x="3.069cm" svg:y="0.313cm" chart:style-name="ch2">
          <text:p>Haben Sie schon einmal von Botnetzen gehört? </text:p>
        </chart:title>
        <chart:legend chart:legend-position="end" svg:x="14.361cm" svg:y="3.897cm" style:legend-expansion="high" chart:style-name="ch3"/>
        <chart:plot-area chart:style-name="ch4" table:cell-range-address="Sheet1.H4:Sheet1.I5 Sheet1.I3:Sheet1.I3" chart:data-source-has-labels="both" svg:x="0.316cm" svg:y="1.269cm" svg:width="13.729cm" svg:height="7.444cm">
          <chart:coordinate-region svg:x="3.459cm" svg:y="1.27cm" svg:width="7.443cm" svg:height="7.443cm"/>
          <chart:axis chart:dimension="x" chart:name="primary-x" chart:style-name="ch5" chartooo:axis-type="text">
            <chart:categories table:cell-range-address="Sheet1.H4:Sheet1.H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4:Sheet1.I5" chart:label-cell-address="Sheet1.I3:Sheet1.I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</text:p>
                <draw:g>
                  <svg:desc>Sheet1.H4:Sheet1.H5</svg:desc>
                </draw:g>
              </table:table-cell>
              <table:table-cell office:value-type="float" office:value="38">
                <text:p>38</text:p>
                <draw:g>
                  <svg:desc>Sheet1.I4:Sheet1.I5</svg:desc>
                </draw:g>
              </table:table-cell>
            </table:table-row>
            <table:table-row>
              <table:table-cell office:value-type="string">
                <text:p>Nein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04cm" svg:height="8.89cm" xlink:href=".." xlink:type="simple" chart:class="chart:ring" chart:style-name="ch1">
        <chart:title svg:x="4.234cm" svg:y="0.313cm" chart:style-name="ch2">
          <text:p>Was denken Sie machen Botnetze? </text:p>
        </chart:title>
        <chart:legend chart:legend-position="end" svg:x="10.366cm" svg:y="2.157cm" style:legend-expansion="high" chart:style-name="ch3"/>
        <chart:plot-area chart:style-name="ch4" table:cell-range-address="Sheet1.H8:Sheet1.I12 Sheet1.I7:Sheet1.I7" chart:data-source-has-labels="both" svg:x="0.316cm" svg:y="1.269cm" svg:width="9.734cm" svg:height="7.444cm">
          <chart:coordinate-region svg:x="1.461cm" svg:y="1.27cm" svg:width="7.443cm" svg:height="7.443cm"/>
          <chart:axis chart:dimension="x" chart:name="primary-x" chart:style-name="ch5" chartooo:axis-type="text">
            <chart:categories table:cell-range-address="Sheet1.H8:Sheet1.H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8:Sheet1.I12" chart:label-cell-address="Sheet1.I7:Sheet1.I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netze kontrollieren Roboter</text:p>
                <draw:g>
                  <svg:desc>Sheet1.H8:Sheet1.H12</svg:desc>
                </draw:g>
              </table:table-cell>
              <table:table-cell office:value-type="float" office:value="2">
                <text:p>2</text:p>
                <draw:g>
                  <svg:desc>Sheet1.I8:Sheet1.I12</svg:desc>
                </draw:g>
              </table:table-cell>
            </table:table-row>
            <table:table-row>
              <table:table-cell office:value-type="string">
                <text:p>Botnetze besitzen künstliche Intelligenz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otnetze nutzen infizierte PCs um Rechenleistung zu stehlen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otnetze sind gesteuerte physikalische Verbindungen zwischen PC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Ich möchte keine Vermutung abgebe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04cm" svg:height="8.89cm" xlink:href=".." xlink:type="simple" chart:class="chart:ring" chart:style-name="ch1">
        <chart:title svg:x="2.236cm" svg:y="0.313cm" chart:style-name="ch2">
          <text:p>Was können Sie tun, falls Sie Teil eines Botnetzes sind?</text:p>
        </chart:title>
        <chart:legend chart:legend-position="end" svg:x="10.63cm" svg:y="2.951cm" style:legend-expansion="high" chart:style-name="ch3"/>
        <chart:plot-area chart:style-name="ch4" table:cell-range-address="Sheet1.H15:Sheet1.I19 Sheet1.I14:Sheet1.I14" chart:data-source-has-labels="both" svg:x="0.316cm" svg:y="1.269cm" svg:width="9.998cm" svg:height="7.444cm">
          <chart:coordinate-region svg:x="1.593cm" svg:y="1.27cm" svg:width="7.443cm" svg:height="7.443cm"/>
          <chart:axis chart:dimension="x" chart:name="primary-x" chart:style-name="ch5" chartooo:axis-type="text">
            <chart:categories table:cell-range-address="Sheet1.H15:Sheet1.H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15:Sheet1.I19" chart:label-cell-address="Sheet1.I14:Sheet1.I1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I14:Sheet1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netkabel austauschen</text:p>
                <draw:g>
                  <svg:desc>Sheet1.H15:Sheet1.H19</svg:desc>
                </draw:g>
              </table:table-cell>
              <table:table-cell office:value-type="float" office:value="0">
                <text:p>0</text:p>
                <draw:g>
                  <svg:desc>Sheet1.I15:Sheet1.I19</svg:desc>
                </draw:g>
              </table:table-cell>
            </table:table-row>
            <table:table-row>
              <table:table-cell office:value-type="string">
                <text:p>Einmal PC neu starte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ie können gar nichts tu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n PC neu aufsetze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Ich möchte keine Vermutung abgebe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4cm" svg:height="8.89cm" xlink:href=".." xlink:type="simple" chart:class="chart:ring" chart:style-name="ch1">
        <chart:title svg:x="1.72cm" svg:y="0.312cm" chart:style-name="ch2">
          <text:p>Denken Sie, Sie sind oder waren schon einmal Teil eines Botnetzes? </text:p>
        </chart:title>
        <chart:legend chart:legend-position="end" svg:x="14.361cm" svg:y="3.897cm" style:legend-expansion="high" chart:style-name="ch3"/>
        <chart:plot-area chart:style-name="ch4" table:cell-range-address="Sheet1.H22:Sheet1.I23 Sheet1.I21:Sheet1.I21" chart:data-source-has-labels="both" svg:x="0.316cm" svg:y="1.772cm" svg:width="13.729cm" svg:height="6.941cm">
          <chart:coordinate-region svg:x="3.711cm" svg:y="1.773cm" svg:width="6.939cm" svg:height="6.939cm"/>
          <chart:axis chart:dimension="x" chart:name="primary-x" chart:style-name="ch5" chartooo:axis-type="text">
            <chart:categories table:cell-range-address="Sheet1.H22:Sheet1.H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22:Sheet1.I23" chart:label-cell-address="Sheet1.I21:Sheet1.I2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I21:Sheet1.I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</text:p>
                <draw:g>
                  <svg:desc>Sheet1.H22:Sheet1.H23</svg:desc>
                </draw:g>
              </table:table-cell>
              <table:table-cell office:value-type="float" office:value="9">
                <text:p>9</text:p>
                <draw:g>
                  <svg:desc>Sheet1.I22:Sheet1.I23</svg:desc>
                </draw:g>
              </table:table-cell>
            </table:table-row>
            <table:table-row>
              <table:table-cell office:value-type="string">
                <text:p>Nein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 chart:label-position="center"/>
      <style:graphic-properties draw:fill-color="#004586"/>
    </style:style>
    <style:style style:name="ch10" style:family="chart">
      <style:chart-properties chart:solid-type="cuboid" chart:label-position="center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cm" svg:height="8.892cm" xlink:href=".." xlink:type="simple" chart:class="chart:ring" chart:style-name="ch1">
        <chart:title svg:x="2.089cm" svg:y="0.312cm" chart:style-name="ch2">
          <text:p>Haben Sie sich schon einmal bewusst mit Phishing / Fake News / unseriösen Seiten befasst? </text:p>
        </chart:title>
        <chart:legend chart:legend-position="end" svg:x="14.357cm" svg:y="3.898cm" style:legend-expansion="high" chart:style-name="ch3"/>
        <chart:plot-area chart:style-name="ch4" table:cell-range-address="Sheet1.C10:Sheet1.D11 Sheet1.D9:Sheet1.D9" chart:data-source-has-labels="both" svg:x="0.316cm" svg:y="1.772cm" svg:width="13.725cm" svg:height="6.943cm">
          <chart:coordinate-region svg:x="3.707cm" svg:y="1.773cm" svg:width="6.942cm" svg:height="6.942cm"/>
          <chart:axis chart:dimension="x" chart:name="primary-x" chart:style-name="ch5" chartooo:axis-type="auto">
            <chartooo:date-scale/>
            <chart:categories table:cell-range-address="Sheet1.C10:Sheet1.C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0:Sheet1.D11" chart:label-cell-address="Sheet1.D9:Sheet1.D9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D9:Sheet1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</text:p>
                <draw:g>
                  <svg:desc>Sheet1.C10:Sheet1.C11</svg:desc>
                </draw:g>
              </table:table-cell>
              <table:table-cell office:value-type="float" office:value="53">
                <text:p>53</text:p>
                <draw:g>
                  <svg:desc>Sheet1.D10:Sheet1.D11</svg:desc>
                </draw:g>
              </table:table-cell>
            </table:table-row>
            <table:table-row>
              <table:table-cell office:value-type="string">
                <text:p>Nei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04cm" svg:height="8.89cm" xlink:href=".." xlink:type="simple" chart:class="chart:ring" chart:style-name="ch1">
        <chart:title svg:x="2.183cm" svg:y="0.313cm" chart:style-name="ch2">
          <text:p>Benutzen Sie Sicherheits-Plugins für Ihre Anwendungen?</text:p>
        </chart:title>
        <chart:legend chart:legend-position="end" svg:x="11.53cm" svg:y="3.648cm" style:legend-expansion="high" chart:style-name="ch3"/>
        <chart:plot-area chart:style-name="ch4" table:cell-range-address="Sheet1.C43:Sheet1.D45 Sheet1.D42:Sheet1.D42" chart:data-source-has-labels="both" svg:x="0.316cm" svg:y="1.269cm" svg:width="10.898cm" svg:height="7.444cm">
          <chart:coordinate-region svg:x="2.043cm" svg:y="1.27cm" svg:width="7.443cm" svg:height="7.443cm"/>
          <chart:axis chart:dimension="x" chart:name="primary-x" chart:style-name="ch5" chartooo:axis-type="auto">
            <chartooo:date-scale/>
            <chart:categories table:cell-range-address="Sheet1.C43:Sheet1.C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43:Sheet1.D45" chart:label-cell-address="Sheet1.D42:Sheet1.D4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Sheet1.D42:Sheet1.D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in</text:p>
                <draw:g>
                  <svg:desc>Sheet1.C43:Sheet1.C45</svg:desc>
                </draw:g>
              </table:table-cell>
              <table:table-cell office:value-type="float" office:value="40">
                <text:p>40</text:p>
                <draw:g>
                  <svg:desc>Sheet1.D43:Sheet1.D45</svg:desc>
                </draw:g>
              </table:table-cell>
            </table:table-row>
            <table:table-row>
              <table:table-cell office:value-type="string">
                <text:p>Wenn es sich anbietet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Immer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 chart:label-position="center"/>
      <style:graphic-properties draw:fill-color="#004586"/>
    </style:style>
    <style:style style:name="ch10" style:family="chart">
      <style:chart-properties chart:solid-type="cuboid" chart:label-position="center"/>
      <style:graphic-properties draw:fill-color="#ff420e"/>
    </style:style>
    <style:style style:name="ch11" style:family="chart">
      <style:chart-properties chart:solid-type="cuboid" chart:label-position="center"/>
      <style:graphic-properties draw:fill-color="#ffd320"/>
    </style:style>
    <style:style style:name="ch12" style:family="chart">
      <style:chart-properties chart:solid-type="cuboid" chart:label-position="center"/>
      <style:graphic-properties draw:fill-color="#579d1c"/>
    </style:style>
    <style:style style:name="ch13" style:family="chart">
      <style:chart-properties chart:solid-type="cuboid" chart:label-position="center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04cm" svg:height="8.89cm" xlink:href=".." xlink:type="simple" chart:class="chart:ring" chart:style-name="ch1">
        <chart:title svg:x="2.21cm" svg:y="0.312cm" chart:style-name="ch2">
          <text:p>Haben Sie eine oder mehrere der folgenden Trainings zu Phishing Mails / unseriösen Webseiten etc. durchlaufen?</text:p>
        </chart:title>
        <chart:legend chart:legend-position="end" svg:x="10.736cm" svg:y="2.753cm" style:legend-expansion="high" chart:style-name="ch3"/>
        <chart:plot-area chart:style-name="ch4" table:cell-range-address="Sheet1.C20:Sheet1.D24 Sheet1.D19:Sheet1.D19" chart:data-source-has-labels="both" svg:x="0.316cm" svg:y="1.772cm" svg:width="10.104cm" svg:height="6.941cm">
          <chart:coordinate-region svg:x="1.898cm" svg:y="1.773cm" svg:width="6.939cm" svg:height="6.939cm"/>
          <chart:axis chart:dimension="x" chart:name="primary-x" chart:style-name="ch5" chartooo:axis-type="text">
            <chart:categories table:cell-range-address="Sheet1.C20:Sheet1.C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0:Sheet1.D24" chart:label-cell-address="Sheet1.D19:Sheet1.D1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Sheet1.D19:Sheet1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lehrung (Präsenz oder Video)</text:p>
                <draw:g>
                  <svg:desc>Sheet1.C20:Sheet1.C24</svg:desc>
                </draw:g>
              </table:table-cell>
              <table:table-cell office:value-type="float" office:value="27">
                <text:p>27</text:p>
                <draw:g>
                  <svg:desc>Sheet1.D20:Sheet1.D24</svg:desc>
                </draw:g>
              </table:table-cell>
            </table:table-row>
            <table:table-row>
              <table:table-cell office:value-type="string">
                <text:p>Belehrung (Text)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Quiz / Test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obevorfall (z.B. Mail)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ch habe nichts in dieser Art gemacht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 chart:label-position="center"/>
      <style:graphic-properties draw:fill-color="#004586"/>
    </style:style>
    <style:style style:name="ch10" style:family="chart">
      <style:chart-properties chart:solid-type="cuboid" chart:label-position="center"/>
      <style:graphic-properties draw:fill-color="#ff420e"/>
    </style:style>
    <style:style style:name="ch11" style:family="chart">
      <style:chart-properties chart:solid-type="cuboid" chart:label-position="center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04cm" svg:height="8.89cm" xlink:href=".." xlink:type="simple" chart:class="chart:ring" chart:style-name="ch1">
        <chart:title svg:x="1.694cm" svg:y="0.313cm" chart:style-name="ch2">
          <text:p>Wie streng sind die Sicherheitseinstellungen ihres Browsers? </text:p>
        </chart:title>
        <chart:legend chart:legend-position="end" svg:x="12.456cm" svg:y="3.648cm" style:legend-expansion="high" chart:style-name="ch3"/>
        <chart:plot-area chart:style-name="ch4" table:cell-range-address="Sheet1.C33:Sheet1.D35 Sheet1.D32:Sheet1.D32" chart:data-source-has-labels="both" svg:x="0.316cm" svg:y="1.269cm" svg:width="11.824cm" svg:height="7.444cm">
          <chart:coordinate-region svg:x="2.506cm" svg:y="1.27cm" svg:width="7.443cm" svg:height="7.443cm"/>
          <chart:axis chart:dimension="x" chart:name="primary-x" chart:style-name="ch5" chartooo:axis-type="text">
            <chart:categories table:cell-range-address="Sheet1.C33:Sheet1.C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33:Sheet1.D35" chart:label-cell-address="Sheet1.D32:Sheet1.D3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Sheet1.D32:Sheet1.D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ndard</text:p>
                <draw:g>
                  <svg:desc>Sheet1.C33:Sheet1.C35</svg:desc>
                </draw:g>
              </table:table-cell>
              <table:table-cell office:value-type="float" office:value="43">
                <text:p>43</text:p>
                <draw:g>
                  <svg:desc>Sheet1.D33:Sheet1.D35</svg:desc>
                </draw:g>
              </table:table-cell>
            </table:table-row>
            <table:table-row>
              <table:table-cell office:value-type="string">
                <text:p>Benutzerdefiniert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treng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 chart:label-position="center"/>
      <style:graphic-properties draw:fill-color="#004586"/>
    </style:style>
    <style:style style:name="ch10" style:family="chart">
      <style:chart-properties chart:solid-type="cuboid" chart:label-position="center"/>
      <style:graphic-properties draw:fill-color="#ff420e"/>
    </style:style>
    <style:style style:name="ch11" style:family="chart">
      <style:chart-properties chart:solid-type="cuboid" chart:label-position="center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04cm" svg:height="8.89cm" xlink:href=".." xlink:type="simple" chart:class="chart:ring" chart:style-name="ch1">
        <chart:title svg:x="2.977cm" svg:y="0.313cm" chart:style-name="ch2">
          <text:p>Überprüfen Sie den Status Ihres Virenschutzes? </text:p>
        </chart:title>
        <chart:legend chart:legend-position="end" svg:x="12.509cm" svg:y="3.648cm" style:legend-expansion="high" chart:style-name="ch3"/>
        <chart:plot-area chart:style-name="ch4" table:cell-range-address="Sheet1.C48:Sheet1.D50 Sheet1.D47:Sheet1.D47" chart:data-source-has-labels="both" svg:x="0.316cm" svg:y="1.269cm" svg:width="11.877cm" svg:height="7.444cm">
          <chart:coordinate-region svg:x="2.533cm" svg:y="1.27cm" svg:width="7.443cm" svg:height="7.443cm"/>
          <chart:axis chart:dimension="x" chart:name="primary-x" chart:style-name="ch5" chartooo:axis-type="text">
            <chart:categories table:cell-range-address="Sheet1.C48:Sheet1.C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48:Sheet1.D50" chart:label-cell-address="Sheet1.D47:Sheet1.D47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Sheet1.D47:Sheet1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ie</text:p>
                <draw:g>
                  <svg:desc>Sheet1.C48:Sheet1.C50</svg:desc>
                </draw:g>
              </table:table-cell>
              <table:table-cell office:value-type="float" office:value="17">
                <text:p>17</text:p>
                <draw:g>
                  <svg:desc>Sheet1.D48:Sheet1.D50</svg:desc>
                </draw:g>
              </table:table-cell>
            </table:table-row>
            <table:table-row>
              <table:table-cell office:value-type="string">
                <text:p>Hin und wieder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ach ich regulär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 chart:label-position="center"/>
      <style:graphic-properties draw:fill-color="#004586"/>
    </style:style>
    <style:style style:name="ch10" style:family="chart">
      <style:chart-properties chart:solid-type="cuboid" chart:label-position="center"/>
      <style:graphic-properties draw:fill-color="#ff420e"/>
    </style:style>
    <style:style style:name="ch11" style:family="chart">
      <style:chart-properties chart:solid-type="cuboid" chart:label-position="center"/>
      <style:graphic-properties draw:fill-color="#ffd320"/>
    </style:style>
    <style:style style:name="ch12" style:family="chart">
      <style:chart-properties chart:solid-type="cuboid" chart:label-position="center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04cm" svg:height="8.89cm" xlink:href=".." xlink:type="simple" chart:class="chart:ring" chart:style-name="ch1">
        <chart:title svg:x="1.641cm" svg:y="0.312cm" chart:style-name="ch2">
          <text:p>Mit wie viel Aufmerksamkeit reagieren Sie auf Phishing Mails / unseriöse Webseiten?</text:p>
        </chart:title>
        <chart:legend chart:legend-position="end" svg:x="10.604cm" svg:y="2.803cm" style:legend-expansion="high" chart:style-name="ch3"/>
        <chart:plot-area chart:style-name="ch4" table:cell-range-address="Sheet1.C14:Sheet1.D17 Sheet1.D13:Sheet1.D13" chart:data-source-has-labels="both" svg:x="0.316cm" svg:y="1.772cm" svg:width="9.972cm" svg:height="6.941cm">
          <chart:coordinate-region svg:x="1.832cm" svg:y="1.773cm" svg:width="6.939cm" svg:height="6.939cm"/>
          <chart:axis chart:dimension="x" chart:name="primary-x" chart:style-name="ch5" chartooo:axis-type="text">
            <chart:categories table:cell-range-address="Sheet1.C14:Sheet1.C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4:Sheet1.D17" chart:label-cell-address="Sheet1.D13:Sheet1.D1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Sheet1.D13:Sheet1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h achte nicht auf Seriösität bei E-Mails oder Webseiten</text:p>
                <draw:g>
                  <svg:desc>Sheet1.C14:Sheet1.C17</svg:desc>
                </draw:g>
              </table:table-cell>
              <table:table-cell office:value-type="float" office:value="2">
                <text:p>2</text:p>
                <draw:g>
                  <svg:desc>Sheet1.D14:Sheet1.D17</svg:desc>
                </draw:g>
              </table:table-cell>
            </table:table-row>
            <table:table-row>
              <table:table-cell office:value-type="string">
                <text:p>Ich erkenne Spam in E-Mails oder auf Webseiten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Ich erkenne Spam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ch lösche verdächtige Mails ohne sie zu öffnen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 chart:label-position="center"/>
      <style:graphic-properties draw:fill-color="#004586"/>
    </style:style>
    <style:style style:name="ch10" style:family="chart">
      <style:chart-properties chart:solid-type="cuboid" chart:label-position="center"/>
      <style:graphic-properties draw:fill-color="#ff420e"/>
    </style:style>
    <style:style style:name="ch11" style:family="chart">
      <style:chart-properties chart:solid-type="cuboid" chart:label-position="center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04cm" svg:height="8.89cm" xlink:href=".." xlink:type="simple" chart:class="chart:ring" chart:style-name="ch1">
        <chart:title svg:x="1.667cm" svg:y="0.312cm" chart:style-name="ch2">
          <text:p>Wie streng sind die Sicherheitseinstellungen Ihres E-Mail-Programms? </text:p>
        </chart:title>
        <chart:legend chart:legend-position="end" svg:x="12.456cm" svg:y="3.648cm" style:legend-expansion="high" chart:style-name="ch3"/>
        <chart:plot-area chart:style-name="ch4" table:cell-range-address="Sheet1.C38:Sheet1.D40 Sheet1.D37:Sheet1.D37" chart:data-source-has-labels="both" svg:x="0.316cm" svg:y="1.772cm" svg:width="11.824cm" svg:height="6.941cm">
          <chart:coordinate-region svg:x="2.758cm" svg:y="1.773cm" svg:width="6.939cm" svg:height="6.939cm"/>
          <chart:axis chart:dimension="x" chart:name="primary-x" chart:style-name="ch5" chartooo:axis-type="text">
            <chart:categories table:cell-range-address="Sheet1.C38:Sheet1.C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38:Sheet1.D40" chart:label-cell-address="Sheet1.D37:Sheet1.D37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D37:Sheet1.D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ndard</text:p>
                <draw:g>
                  <svg:desc>Sheet1.C38:Sheet1.C40</svg:desc>
                </draw:g>
              </table:table-cell>
              <table:table-cell office:value-type="float" office:value="50">
                <text:p>50</text:p>
                <draw:g>
                  <svg:desc>Sheet1.D38:Sheet1.D40</svg:desc>
                </draw:g>
              </table:table-cell>
            </table:table-row>
            <table:table-row>
              <table:table-cell office:value-type="string">
                <text:p>Benutzerdefiniert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treng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4cm" svg:height="8.89cm" xlink:href=".." xlink:type="simple" chart:class="chart:ring" chart:style-name="ch1">
        <chart:title svg:x="2.805cm" svg:y="0.313cm" chart:style-name="ch2">
          <text:p>Verwenden Sie einen kommerziellen Virenschutz? </text:p>
        </chart:title>
        <chart:legend chart:legend-position="end" svg:x="14.361cm" svg:y="3.897cm" style:legend-expansion="high" chart:style-name="ch3"/>
        <chart:plot-area chart:style-name="ch4" table:cell-range-address="Sheet1.C53:Sheet1.D54 Sheet1.D52:Sheet1.D52" chart:data-source-has-labels="both" svg:x="0.316cm" svg:y="1.269cm" svg:width="13.729cm" svg:height="7.444cm">
          <chart:coordinate-region svg:x="3.459cm" svg:y="1.27cm" svg:width="7.443cm" svg:height="7.443cm"/>
          <chart:axis chart:dimension="x" chart:name="primary-x" chart:style-name="ch5" chartooo:axis-type="text">
            <chart:categories table:cell-range-address="Sheet1.C53:Sheet1.C5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53:Sheet1.D54" chart:label-cell-address="Sheet1.D52:Sheet1.D52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Sheet1.D52:Sheet1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</text:p>
                <draw:g>
                  <svg:desc>Sheet1.C53:Sheet1.C54</svg:desc>
                </draw:g>
              </table:table-cell>
              <table:table-cell office:value-type="float" office:value="33">
                <text:p>33</text:p>
                <draw:g>
                  <svg:desc>Sheet1.D53:Sheet1.D54</svg:desc>
                </draw:g>
              </table:table-cell>
            </table:table-row>
            <table:table-row>
              <table:table-cell office:value-type="string">
                <text:p>Nein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